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8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>
            <text:p>Manufacturer Part Number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uantit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J-102A</text:p>
          </table:table-cell>
          <table:table-cell table:style-name="ce2" office:value-type="string">
            <text:p>CP-102A-ND</text:p>
          </table:table-cell>
          <table:table-cell office:value-type="string">
            <text:p>Power Jac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YZ0202</text:p>
          </table:table-cell>
          <table:table-cell office:value-type="string">
            <text:p>401-2013-1-ND</text:p>
          </table:table-cell>
          <table:table-cell office:value-type="string">
            <text:p>Switch</text:p>
          </table:table-cell>
          <table:table-cell office:value-type="float" office:value="1.33">
            <text:p>1.3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B6612FNG</text:p>
          </table:table-cell>
          <table:table-cell office:value-type="string">
            <text:p>TB6612FNG(OC8EL)CT-ND</text:p>
          </table:table-cell>
          <table:table-cell office:value-type="string">
            <text:p>Motor Driver</text:p>
          </table:table-cell>
          <table:table-cell office:value-type="float" office:value="3.15">
            <text:p>3.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76-2770-1-ND</text:p>
          </table:table-cell>
          <table:table-cell office:value-type="string">
            <text:p>MIC5219-5.0YM5 TR</text:p>
          </table:table-cell>
          <table:table-cell office:value-type="string">
            <text:p>LDO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Total</text:p>
          </table:table-cell>
        </table:table-row>
        <table:table-row table:style-name="ro1">
          <table:table-cell table:number-columns-repeated="7"/>
          <table:table-cell table:formula="of:=SUM([.E3:.E100])" office:value-type="float" office:value="7.49">
            <text:p>7.49</text:p>
          </table:table-cell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</meta:initial-creator>
    <meta:creation-date>2014-05-20T21:06:40</meta:creation-date>
    <dc:date>2014-05-21T01:10:21</dc:date>
    <dc:creator>Zack </dc:creator>
    <meta:editing-duration>PT4H2M11S</meta:editing-duration>
    <meta:editing-cycles>2</meta:editing-cycles>
    <meta:generator>LibreOffice/3.5$Linux_X86_64 LibreOffice_project/350m1$Build-2</meta:generator>
    <meta:document-statistic meta:table-count="3" meta:cell-count="27" meta:object-count="0"/>
  </office:meta>
</office:document-meta>
</file>